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Kid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k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8:01:3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3-05T23:22:19.334000000</dc:date>
    <meta:editing-duration>P81DT11H37M15S</meta:editing-duration>
    <meta:editing-cycles>540</meta:editing-cycles>
    <meta:generator>LibreOffice/7.1.0.3$Windows_X86_64 LibreOffice_project/f6099ecf3d29644b5008cc8f48f42f4a40986e4c</meta:generator>
    <meta:document-statistic meta:table-count="3" meta:cell-count="2334" meta:object-count="0"/>
  </office:meta>
</office:document-meta>
</file>